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ARDENAS SILVA VICENTE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953121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900950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MESIAS RUIZ, HUG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084437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429009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CARDENAS SILVA VICENTE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0953121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00953121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95</text:p>
          </table:table-cell>
          <table:table-cell table:style-name="Tableau1.A2" office:value-type="string">
            <text:p text:style-name="P7">1300</text:p>
          </table:table-cell>
          <table:table-cell table:style-name="Tableau1.D2" office:value-type="string">
            <text:p text:style-name="P8">3835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93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1/10/2021</text:p>
          </table:table-cell>
          <table:table-cell table:style-name="Tabla2.A3" office:value-type="string">
            <text:p text:style-name="P22">295172</text:p>
          </table:table-cell>
          <table:table-cell table:style-name="Tabla2.D3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1/10/2021</text:p>
          </table:table-cell>
          <table:table-cell table:style-name="Tabla2.A4" office:value-type="string">
            <text:p text:style-name="P22">303029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1/10/2021</text:p>
          </table:table-cell>
          <table:table-cell table:style-name="Tabla2.A4" office:value-type="string">
            <text:p text:style-name="P22">304502</text:p>
          </table:table-cell>
          <table:table-cell table:style-name="Tabla2.D4" office:value-type="string">
            <text:p text:style-name="P23">10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21/10/2021</text:p>
          </table:table-cell>
          <table:table-cell table:style-name="Tabla2.A4" office:value-type="string">
            <text:p text:style-name="P22">305983</text:p>
          </table:table-cell>
          <table:table-cell table:style-name="Tabla2.D4" office:value-type="string">
            <text:p text:style-name="P23">896.00</text:p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>1300 POLLOS SON AL PRECIO DE VENTA 295.00<text:line-break/>100 POLLOS BONIFICACION DE MORTANDAD (CLIENTE ASUMI EL FLETE DE 45.00 )</text:span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3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21:22:4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